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bold" officeooo:rsid="0016dfca" officeooo:paragraph-rsid="005334f8" style:font-size-asian="10.5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18"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36472" style:font-weight-asian="normal" style:font-weight-complex="normal"/>
    </style:style>
    <style:style style:name="T12" style:family="text">
      <style:text-properties fo:font-weight="normal" officeooo:rsid="0024a7e3" style:font-weight-asian="normal" style:font-weight-complex="normal"/>
    </style:style>
    <style:style style:name="T13" style:family="text">
      <style:text-properties fo:font-weight="normal" officeooo:rsid="0024b2d8" style:font-weight-asian="normal" style:font-weight-complex="normal"/>
    </style:style>
    <style:style style:name="T14" style:family="text">
      <style:text-properties fo:font-weight="normal" officeooo:rsid="0025148d" style:font-weight-asian="normal" style:font-weight-complex="normal"/>
    </style:style>
    <style:style style:name="T15" style:family="text">
      <style:text-properties fo:font-weight="normal" officeooo:rsid="0025cd5b" style:font-weight-asian="normal" style:font-weight-complex="normal"/>
    </style:style>
    <style:style style:name="T16" style:family="text">
      <style:text-properties fo:font-weight="normal" officeooo:rsid="0026c3c8" style:font-weight-asian="normal" style:font-weight-complex="normal"/>
    </style:style>
    <style:style style:name="T17" style:family="text">
      <style:text-properties fo:font-weight="normal" officeooo:rsid="0026da44" style:font-weight-asian="normal" style:font-weight-complex="normal"/>
    </style:style>
    <style:style style:name="T18" style:family="text">
      <style:text-properties fo:font-weight="normal" officeooo:rsid="00275c6c" style:font-weight-asian="normal" style:font-weight-complex="normal"/>
    </style:style>
    <style:style style:name="T19" style:family="text">
      <style:text-properties fo:font-weight="normal" officeooo:rsid="004f763a" style:font-weight-asian="normal" style:font-weight-complex="normal"/>
    </style:style>
    <style:style style:name="T20" style:family="text">
      <style:text-properties fo:font-weight="normal" officeooo:rsid="00506f95" style:font-weight-asian="normal" style:font-weight-complex="normal"/>
    </style:style>
    <style:style style:name="T21" style:family="text">
      <style:text-properties fo:font-weight="normal" officeooo:rsid="00518eb0" style:font-weight-asian="normal" style:font-weight-complex="normal"/>
    </style:style>
    <style:style style:name="T22" style:family="text">
      <style:text-properties officeooo:rsid="0029daed"/>
    </style:style>
    <style:style style:name="T23" style:family="text">
      <style:text-properties fo:font-size="14pt" style:font-size-asian="14pt" style:font-size-complex="14pt"/>
    </style:style>
    <style:style style:name="T24" style:family="text">
      <style:text-properties fo:font-size="14pt" officeooo:rsid="00275c6c" style:font-size-asian="14pt" style:font-size-complex="14pt"/>
    </style:style>
    <style:style style:name="T25" style:family="text">
      <style:text-properties officeooo:rsid="002e679b"/>
    </style:style>
    <style:style style:name="T26" style:family="text">
      <style:text-properties officeooo:rsid="00339132"/>
    </style:style>
    <style:style style:name="T27" style:family="text">
      <style:text-properties officeooo:rsid="003a9d28"/>
    </style:style>
    <style:style style:name="T28" style:family="text">
      <style:text-properties officeooo:rsid="003bd1db"/>
    </style:style>
    <style:style style:name="T29" style:family="text">
      <style:text-properties officeooo:rsid="003f171b"/>
    </style:style>
    <style:style style:name="T30" style:family="text">
      <style:text-properties officeooo:rsid="003f70e4"/>
    </style:style>
    <style:style style:name="T31" style:family="text">
      <style:text-properties officeooo:rsid="0044131d"/>
    </style:style>
    <style:style style:name="T32" style:family="text">
      <style:text-properties officeooo:rsid="005334f8"/>
    </style:style>
    <style:style style:name="T33" style:family="text">
      <style:text-properties officeooo:rsid="0056ef66"/>
    </style:style>
    <style:style style:name="T34" style:family="text">
      <style:text-properties officeooo:rsid="005858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arest - </text:span>Neighbour Dependent Similarity in Recommender Systems</text:p>
      <text:p text:style-name="P1"/>
      <text:p text:style-name="P11"><text:span text:style-name="T23">Abstract:</text:span> </text:p>
      <text:p text:style-name="P11"><text:span text:style-name="T4">R</text:span><text:span text:style-name="T2">ecommendation </text:span><text:span text:style-name="T8">S</text:span><text:span text:style-name="T2">ystem </text:span><text:span text:style-name="T8">(RS)</text:span><text:span text:style-name="T2"> </text:span><text:span text:style-name="T13">is a program that provides suggestions about</text:span><text:span text:style-name="T2"> varie</text:span><text:span text:style-name="T12">t</text:span><text:span text:style-name="T2">y of items to the users </text:span><text:span text:style-name="T13">according to their interests</text:span><text:span text:style-name="T2">. </text:span><text:span text:style-name="T13">They are used in various industries like e-commerce, entertainment, tours and travels etc. </text:span><text:span text:style-name="T14">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4">between</text:span><text:span text:style-name="T3"> the users or the </text:span><text:span text:style-name="T14">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4"> and compare its performance with the other two.</text:span></text:p>
      <text:p text:style-name="P2"/>
      <text:p text:style-name="P9"><text:span text:style-name="T24">1. </text:span><text:span text:style-name="T23">Introduction:</text:span></text:p>
      <text:p text:style-name="P9"><text:span text:style-name="T8">Recommender Systems </text:span><text:span text:style-name="T9">(RSs) have become a </text:span><text:span text:style-name="T10">common need for most of the businesses. </text:span><text:span text:style-name="T19">They are supposed to provide improved decision making process. </text:span><text:span text:style-name="T20">They help in reducing computational costs of finding newer items for the users. </text:span><text:span text:style-name="T15">Nowadays almost every business possess some sort of recommendation system in order to predict preferences </text:span><text:span text:style-name="T16">or ratings </text:span><text:span text:style-name="T15">of items for </text:span><text:span text:style-name="T16">its</text:span><text:span text:style-name="T15"> users. </text:span><text:span text:style-name="T21">The tech giants like Google and Amazon use recommender system in almost all of their services. </text:span><text:span text:style-name="T17">The method followed by recommendation system is very simple. It tries to know the behaviour of user towards certain item using </text:span><text:span text:style-name="T18">certain</text:span><text:span text:style-name="T17"> algorithms. </text:span><text:span text:style-name="T18">The process to build a recommender system consists of various stages.</text:span></text:p>
      <text:p text:style-name="P9"><text:span text:style-name="T18"/></text:p>
      <text:p text:style-name="P18"><text:span text:style-name="T22">2. Phases of building Recommendation System</text:span>:</text:p>
      <text:p text:style-name="P18"/>
      <text:p text:style-name="P12">2.1 Data Collection Phase:</text:p>
      <text:p text:style-name="P3">In this phase, the main focus is on collecting data from different users who are consumers of the business. <text:span text:style-name="T25">This data helps in building the user-item profile by creating rating or preference matrix for the users.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3"/>
      <text:p text:style-name="P13">2.1.<text:span text:style-name="T26">1</text:span> <text:span text:style-name="T26">Explicit Feedback</text:span>:</text:p>
      <text:p text:style-name="P5">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4"/>
      <text:p text:style-name="P14">2.1.<text:span text:style-name="T29">2</text:span> <text:span text:style-name="T27">Implicit Feedback</text:span>:</text:p>
      <text:p text:style-name="P4">This feedback system a<text:span text:style-name="T28">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4"/>
      <text:p text:style-name="P15"><text:soft-page-break/>2.1.<text:span text:style-name="T29">2</text:span> <text:span text:style-name="T30">Hybrid Feedback</text:span>:</text:p>
      <text:p text:style-name="P6">Hybrid feedback system combines the strength of both explicit and implicit feedback systems to increase performance. <text:span text:style-name="T31">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6"/>
      <text:p text:style-name="P16">2.<text:span text:style-name="T32">2 Training Phase</text:span>:</text:p>
      <text:p text:style-name="P7">In training phase the data collected is used to extract features either of users or items and they are used <text:span text:style-name="T33">as building blocks for the algorithms. Features are extracted as per the needs of a particular algorithm.</text:span></text:p>
      <text:p text:style-name="P7"/>
      <text:p text:style-name="P17">2.<text:span text:style-name="T32">2 Prediction Phase</text:span>:</text:p>
      <text:p text:style-name="P8">It is used to predict the rating or preference a user is expected to give to an item. This prediction is made using the <text:span text:style-name="T34">algorithm built in training phase.</text:span></text:p>
      <text:p text:style-name="P1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1T13:18:25.737234614</dc:date>
    <meta:editing-duration>PT2H25M31S</meta:editing-duration>
    <meta:editing-cycles>76</meta:editing-cycles>
    <meta:generator>LibreOffice/6.0.7.3$Linux_X86_64 LibreOffice_project/00m0$Build-3</meta:generator>
    <meta:document-statistic meta:table-count="0" meta:image-count="0" meta:object-count="0" meta:page-count="2" meta:paragraph-count="18" meta:word-count="709" meta:character-count="4364" meta:non-whitespace-character-count="3672"/>
  </office:meta>
</office:document-meta>
</file>